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soli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Thing1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_LCDHD_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SSN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DOB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BILLING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FORMDATE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hing2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hing3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6.891cm" svg:height="2.667cm" svg:x="2.27cm" svg:y="5.445cm" draw:control="control1"/>
        <draw:control draw:style-name="gr1" draw:text-style-name="P1" draw:layer="controls" svg:width="8.509cm" svg:height="0.762cm" svg:x="3.921cm" svg:y="1.254cm" draw:control="control2"/>
        <draw:frame draw:style-name="gr2" draw:text-style-name="P2" draw:layer="layout" svg:width="2.191cm" svg:height="0.962cm" svg:x="1.889cm" svg:y="1.181cm">
          <draw:text-box>
            <text:p>Name</text:p>
          </draw:text-box>
        </draw:frame>
        <draw:control draw:style-name="gr1" draw:text-style-name="P1" draw:layer="controls" svg:width="8.509cm" svg:height="0.762cm" svg:x="3.921cm" svg:y="2.016cm" draw:control="control3"/>
        <draw:frame draw:style-name="gr3" draw:text-style-name="P2" draw:layer="layout" svg:width="1.806cm" svg:height="0.962cm" svg:x="1.889cm" svg:y="1.889cm">
          <draw:text-box>
            <text:p>SSN</text:p>
          </draw:text-box>
        </draw:frame>
        <draw:frame draw:style-name="gr4" draw:text-style-name="P2" draw:layer="layout" svg:width="3.038cm" svg:height="0.962cm" svg:x="12.44cm" svg:y="1.181cm">
          <draw:text-box>
            <text:p>Birthdate</text:p>
          </draw:text-box>
        </draw:frame>
        <draw:frame draw:style-name="gr5" draw:text-style-name="P2" draw:layer="layout" svg:width="2.187cm" svg:height="0.962cm" svg:x="13.164cm" svg:y="2.016cm">
          <draw:text-box>
            <text:p>Billing</text:p>
          </draw:text-box>
        </draw:frame>
        <draw:control draw:style-name="gr1" draw:text-style-name="P1" draw:layer="controls" svg:width="4.572cm" svg:height="0.762cm" svg:x="15.605cm" svg:y="1.254cm" draw:control="control4"/>
        <draw:control draw:style-name="gr1" draw:text-style-name="P1" draw:layer="controls" svg:width="1.81cm" svg:height="0.762cm" svg:x="18.367cm" svg:y="2.016cm" draw:control="control5"/>
        <draw:control draw:style-name="gr1" draw:text-style-name="P1" draw:layer="controls" svg:width="4.572cm" svg:height="0.762cm" svg:x="15.605cm" svg:y="2.778cm" draw:control="control6"/>
        <draw:frame draw:style-name="gr6" draw:text-style-name="P2" draw:layer="layout" svg:width="4.837cm" svg:height="0.962cm" svg:x="10.768cm" svg:y="2.778cm">
          <draw:text-box>
            <text:p>Date of Service</text:p>
          </draw:text-box>
        </draw:frame>
        <draw:frame draw:style-name="gr7" draw:text-style-name="P2" draw:layer="layout" svg:width="5.756cm" svg:height="0.962cm" svg:x="2.259cm" svg:y="4.302cm">
          <draw:text-box>
            <text:p>Thing 1</text:p>
          </draw:text-box>
        </draw:frame>
        <draw:frame draw:style-name="gr7" draw:text-style-name="P2" draw:layer="layout" svg:width="5.756cm" svg:height="0.962cm" svg:x="2.132cm" svg:y="8.62cm">
          <draw:text-box>
            <text:p>Thing 2</text:p>
          </draw:text-box>
        </draw:frame>
        <draw:control draw:style-name="gr1" draw:text-style-name="P1" draw:layer="controls" svg:width="16.891cm" svg:height="2.667cm" svg:x="2.143cm" svg:y="9.763cm" draw:control="control7"/>
        <draw:frame draw:style-name="gr7" draw:text-style-name="P2" draw:layer="layout" svg:width="5.756cm" svg:height="0.962cm" svg:x="2.132cm" svg:y="12.938cm">
          <draw:text-box>
            <text:p>Thing 3</text:p>
          </draw:text-box>
        </draw:frame>
        <draw:control draw:style-name="gr1" draw:text-style-name="P1" draw:layer="controls" svg:width="16.891cm" svg:height="2.667cm" svg:x="2.143cm" svg:y="14.081cm" draw:control="control8"/>
        <draw:frame draw:style-name="gr8" draw:text-style-name="P3" draw:layer="layout" svg:width="4.977cm" svg:height="0.725cm" svg:x="2.397cm" svg:y="18.145cm">
          <draw:text-box>
            <text:p><text:span text:style-name="T2">Home Visitor Signature:</text:span></text:p>
          </draw:text-box>
        </draw:frame>
        <draw:frame draw:style-name="gr8" draw:text-style-name="P3" draw:layer="layout" svg:width="4.977cm" svg:height="0.725cm" svg:x="2.27cm" svg:y="20.214cm">
          <draw:text-box>
            <text:p><text:span text:style-name="T2">Supervisor Signature:</text:span></text:p>
          </draw:text-box>
        </draw:frame>
        <draw:frame draw:style-name="gr8" draw:text-style-name="P3" draw:layer="layout" svg:width="4.977cm" svg:height="0.725cm" svg:x="2.397cm" svg:y="22.336cm">
          <draw:text-box>
            <text:p><text:span text:style-name="T2">Data Entry Signatur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20:58:20.496000000</meta:creation-date>
    <dc:date>2018-03-22T13:16:35.824000000</dc:date>
    <meta:editing-duration>PT20M13S</meta:editing-duration>
    <meta:editing-cycles>9</meta:editing-cycles>
    <meta:generator>LibreOffice/6.0.0.3$Windows_X86_64 LibreOffice_project/64a0f66915f38c6217de274f0aa8e15618924765</meta:generator>
    <meta:document-statistic meta:object-count="19"/>
  </office:meta>
</office:document-meta>
</file>